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Rebecca Mos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6, 1891</text:p>
      <text:p text:style-name="P5">Month<text:tab/><text:tab/><text:tab/><text:tab/><text:tab/><text:tab/>Nov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Aldine Hotel/</text:p>
      <text:p text:style-name="P3">Nov. 6<text:span text:style-name="T2">th</text:span><text:span text:style-name="T3">[/ inserted by author]91/</text:span></text:p>
      <text:p text:style-name="P2"><text:span text:style-name="T3">My dear Mr. Morais--/</text:span></text:p>
      <text:p text:style-name="P2"><text:span text:style-name="T3"><text:tab/>Enclosed you will find the/ articles on Russia, about which I/ spoke to you, by Harold Fredine./</text:span></text:p>
      <text:p text:style-name="P2"><text:span text:style-name="T3"><text:tab/>I regret that the first Nos./ are missing--Read them at/ your leisure &amp; return them to/ me by Florian or in any way/ most convenient to yourself./</text:span></text:p>
      <text:p text:style-name="P2"><text:span text:style-name="T3"><text:tab/>You will be glad, I am sure/ to hear that I am improving, and/ have been to dine twice this week./ <text:s/>You can imagine how greatly I en-/joyed the blessing of once again/ breathing the fresh air, &amp; seeing/</text:span></text:p>
      <text:p text:style-name="P2"><text:span text:style-name="T3"/></text:p>
      <text:p text:style-name="P2"><text:span text:style-name="T3">[Page 2]</text:span></text:p>
      <text:p text:style-name="P2"><text:span text:style-name="T3">beautiful nature in its autumnal/ dress. <text:s/>Remember me to Esther/ &amp; believe me/ Very truly/ Rebecca Mos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3:59:46.35</meta:creation-date>
    <dc:date>2011-11-29T14:07:52.94</dc:date>
    <dc:creator>Penn Libraries</dc:creator>
    <meta:editing-duration>PT00H08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81" meta:character-count="1900"/>
  </office:meta>
</office:document-meta>
</file>